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New game button</text:p>
      <text:p text:style-name="P2"/>
      <text:p text:style-name="P1">Summery: Start button to start a new game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None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Klicks on button</text:p>
          </table:table-cell>
          <table:table-cell table:style-name="Tabell1.C2" office:value-type="string">
            <text:p text:style-name="P3">A new game starts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4-20T11:46:37.95</dc:date>
    <dc:creator>Anders Bolin</dc:creator>
    <meta:editing-duration>PT36M51S</meta:editing-duration>
    <meta:editing-cycles>5</meta:editing-cycles>
    <meta:generator>OpenOffice/4.1.0$Win32 OpenOffice.org_project/410m18$Build-9764</meta:generator>
    <meta:document-statistic meta:table-count="1" meta:image-count="0" meta:object-count="0" meta:page-count="1" meta:paragraph-count="26" meta:word-count="50" meta:character-count="221"/>
  </office:meta>
</office:document-meta>
</file>